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Normal" style:family="paragraph">
      <style:paragraph-properties fo:widows="2" fo:orphans="2" style:vertical-align="auto" fo:margin-bottom="0.184in" fo:background-color="#FFFFFF"/>
      <style:text-properties style:font-name="Arial" style:font-name-asian="Times New Roman" style:font-name-complex="Arial" fo:font-weight="bold" style:font-weight-asian="bold" style:font-weight-complex="bold" fo:color="#333333" style:letter-kerning="false" fo:language="es" fo:country="MX" style:language-asian="es" style:country-asian="MX" style:language-complex="ar" style:country-complex="SA" fo:hyphenate="true"/>
    </style:style>
    <style:style style:name="P100" style:parent-style-name="Normal" style:family="paragraph">
      <style:paragraph-properties fo:widows="2" fo:orphans="2" fo:text-align="center" style:vertical-align="auto" fo:margin-bottom="0.184in" fo:background-color="#FFFFFF"/>
      <style:text-properties style:font-name="Arial" style:font-name-asian="Times New Roman" style:font-name-complex="Arial" fo:font-weight="bold" style:font-weight-asian="bold" style:font-weight-complex="bold" fo:color="#333333" style:letter-kerning="false" fo:language="es" fo:country="MX" style:language-asian="es" style:country-asian="MX" style:language-complex="ar" style:country-complex="SA" fo:hyphenate="true"/>
    </style:style>
    <style:style style:name="P101" style:parent-style-name="Normal" style:family="paragraph">
      <style:paragraph-properties fo:widows="2" fo:orphans="2" style:vertical-align="auto" fo:margin-bottom="0.184in" fo:background-color="#FFFFFF"/>
      <style:text-properties style:font-name="Arial" style:font-name-asian="Times New Roman" style:font-name-complex="Arial" fo:font-weight="bold" style:font-weight-asian="bold" style:font-weight-complex="bold" style:letter-kerning="false" fo:language="es" fo:country="MX" style:language-asian="es" style:country-asian="MX" style:language-complex="ar" style:country-complex="SA" fo:hyphenate="true"/>
    </style:style>
    <style:style style:name="P102" style:parent-style-name="Normal" style:family="paragraph">
      <style:paragraph-properties fo:widows="2" fo:orphans="2" style:vertical-align="auto" fo:margin-bottom="0.184in" fo:background-color="#FFFFFF"/>
      <style:text-properties fo:hyphenate="true"/>
    </style:style>
    <style:style style:name="T10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etter-kerning="false"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06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07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09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P110" style:parent-style-name="Normal" style:family="paragraph">
      <style:paragraph-properties fo:widows="2" fo:orphans="2" style:vertical-align="auto" fo:margin-bottom="0.184in" fo:background-color="#FFFFFF"/>
      <style:text-properties fo:hyphenate="true"/>
    </style:style>
    <style:style style:name="T111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Arial" style:font-name-asian="Times New Roman" style:font-name-complex="Arial" style:font-weight-complex="bold" style:letter-kerning="false" fo:language="es" fo:country="MX" style:language-asian="es" style:country-asian="MX" style:language-complex="ar" style:country-complex="SA"/>
    </style:style>
    <style:style style:name="T114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P115" style:parent-style-name="Normal" style:family="paragraph">
      <style:paragraph-properties fo:widows="2" fo:orphans="2" style:vertical-align="auto" fo:margin-bottom="0.184in" fo:background-color="#FFFFFF"/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 fo:hyphenate="true"/>
    </style:style>
    <style:style style:name="P116" style:parent-style-name="Normal" style:family="paragraph">
      <style:paragraph-properties fo:widows="2" fo:orphans="2" style:vertical-align="auto" fo:margin-bottom="0.184in" fo:background-color="#FFFFFF"/>
      <style:text-properties fo:hyphenate="true"/>
    </style:style>
    <style:style style:name="T117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18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style:font-name="Arial" style:font-name-asian="Times New Roman" style:font-name-complex="Arial" style:font-weight-complex="bold" style:letter-kerning="false"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1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2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3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4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7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P130" style:parent-style-name="Normal" style:family="paragraph">
      <style:paragraph-properties fo:widows="2" fo:orphans="2" style:vertical-align="auto" fo:margin-bottom="0.184in" fo:background-color="#FFFFFF"/>
      <style:text-properties fo:hyphenate="true"/>
    </style:style>
    <style:style style:name="T131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32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33" style:parent-style-name="Fuentedepárrafopredeter." style:family="text">
      <style:text-properties style:font-name="Arial" style:font-name-asian="Times New Roman" style:font-name-complex="Arial" style:font-weight-complex="bold" style:letter-kerning="false" fo:language="es" fo:country="MX" style:language-asian="es" style:country-asian="MX" style:language-complex="ar" style:country-complex="SA"/>
    </style:style>
    <style:style style:name="T134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35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P136" style:parent-style-name="Normal" style:family="paragraph">
      <style:paragraph-properties fo:widows="2" fo:orphans="2" style:vertical-align="auto" fo:margin-bottom="0.1354in" fo:margin-left="0.25in" fo:background-color="#FFFFFF">
        <style:tab-stops>
          <style:tab-stop style:type="left" style:position="0.25in"/>
        </style:tab-stops>
      </style:paragraph-properties>
      <style:text-properties fo:hyphenate="true"/>
    </style:style>
    <style:style style:name="T137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38" style:parent-style-name="Fuentedepárrafopredeter." style:family="text">
      <style:text-properties style:font-name="Arial" style:font-name-asian="Times New Roman" style:font-name-complex="Arial" style:letter-kerning="false" style:text-underline-type="single" style:text-underline-style="solid" style:text-underline-width="auto" style:text-underline-mode="continuous" fo:language="es" fo:country="MX" style:language-asian="es" style:country-asian="MX" style:language-complex="ar" style:country-complex="SA"/>
    </style:style>
    <style:style style:name="T139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41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43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44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45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P146" style:parent-style-name="Normal" style:family="paragraph">
      <style:paragraph-properties fo:widows="2" fo:orphans="2" style:vertical-align="auto" fo:margin-bottom="0.1354in" fo:margin-left="0.25in" fo:background-color="#FFFFFF">
        <style:tab-stops>
          <style:tab-stop style:type="left" style:position="0.25in"/>
        </style:tab-stops>
      </style:paragraph-properties>
      <style:text-properties fo:hyphenate="true"/>
    </style:style>
    <style:style style:name="T147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style:font-name="Arial" style:font-name-asian="Times New Roman" style:font-name-complex="Arial" style:letter-kerning="false" style:text-underline-type="single" style:text-underline-style="solid" style:text-underline-width="auto" style:text-underline-mode="continuous"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P150" style:parent-style-name="Normal" style:family="paragraph">
      <style:paragraph-properties fo:widows="2" fo:orphans="2" style:vertical-align="auto" fo:margin-bottom="0.1354in" fo:margin-left="0.25in" fo:background-color="#FFFFFF">
        <style:tab-stops>
          <style:tab-stop style:type="left" style:position="0.25in"/>
        </style:tab-stops>
      </style:paragraph-properties>
      <style:text-properties fo:hyphenate="true"/>
    </style:style>
    <style:style style:name="T151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52" style:parent-style-name="Fuentedepárrafopredeter." style:family="text">
      <style:text-properties style:font-name="Arial" style:font-name-asian="Times New Roman" style:font-name-complex="Arial" style:letter-kerning="false" style:text-underline-type="single" style:text-underline-style="solid" style:text-underline-width="auto" style:text-underline-mode="continuous" fo:language="es" fo:country="MX" style:language-asian="es" style:country-asian="MX" style:language-complex="ar" style:country-complex="SA"/>
    </style:style>
    <style:style style:name="T153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54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NormalWeb" style:family="paragraph">
      <style:paragraph-properties fo:margin-top="0in" fo:margin-bottom="0.25in" fo:background-color="#FFFFFF"/>
      <style:text-properties style:font-name="Arial" style:font-name-complex="Arial"/>
    </style:style>
    <style:style style:name="P158" style:parent-style-name="NormalWeb" style:family="paragraph">
      <style:paragraph-properties fo:margin-top="0in" fo:margin-bottom="0.25in" fo:background-color="#FFFFFF"/>
      <style:text-properties style:font-name="Arial" style:font-name-complex="Arial"/>
    </style:style>
    <style:style style:name="P159" style:parent-style-name="Standard" style:family="paragraph">
      <style:text-properties style:font-name="Calibri" fo:color="#000000" fo:font-size="26pt" style:font-size-asian="26pt"/>
    </style:style>
    <style:style style:name="P160" style:parent-style-name="Standard" style:family="paragraph">
      <style:text-properties style:font-name="Calibri" fo:color="#000000" fo:font-size="26pt" style:font-size-asian="26pt"/>
    </style:style>
    <style:style style:name="P161" style:parent-style-name="Standard" style:family="paragraph">
      <style:text-properties style:font-name="Calibri" fo:color="#000000" fo:font-size="26pt" style:font-size-asian="26pt"/>
    </style:style>
    <style:style style:name="P162" style:parent-style-name="Standard" style:family="paragraph">
      <style:text-properties style:font-name="Calibri" fo:color="#000000" fo:font-size="26pt" style:font-size-asian="26pt"/>
    </style:style>
    <style:style style:name="P163" style:parent-style-name="Standard" style:family="paragraph">
      <style:paragraph-properties fo:text-align="end"/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Normal"><text:s text:c="8"/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Normal"><text:s text:c="4"/></text:p>
            <text:p text:style-name="Normal"><text:s text:c="10"/>Fundamentos de Programación.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Normal"><text:s text:c="12"/>1107</text:p>
            <text:p text:style-name="Normal"><text:s text:c="4"/>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Normal"><text:s text:c="6"/>Práctica 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Normal"><text:s text:c="7"/>Díaz Martínez Karla Lisset.<text:s/>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  <text:p text:style-name="Normal"><text:s text:c="4"/>Primer Semestre<text:s/>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TableContents"><text:s text:c="2"/>25 de Agosto, 2017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/>
      <text:soft-page-break/>
      <text:p text:style-name="P100">GITHUB</text:p>
      <text:p text:style-name="P101"/>
      <text:p text:style-name="P102"><text:span text:style-name="T103">GitHub</text:span><text:span text:style-name="T104"><text:s/>es<text:s/></text:span><text:span text:style-name="T105">un excelente servicio de alojamiento de repositorios de software</text:span><text:span text:style-name="T106">, que<text:s/></text:span><text:span text:style-name="T107"><text:s/>hoy en día</text:span><text:span text:style-name="T108"><text:s/>ofrece</text:span><text:span text:style-name="T109"><text:s/>un conjunto de características muy útiles para el trabajo en equipo.</text:span></text:p>
      <text:p text:style-name="P110"><text:span text:style-name="T111">U</text:span><text:span text:style-name="T112">na de las ventajas evidentes de GitHub, y que fue el servicio casi único con el que nació, es </text:span><text:span text:style-name="T113">alojar el repositorio de código</text:span><text:span text:style-name="T114"> en el que trabaja todo el equipo.</text:span></text:p>
      <text:p text:style-name="P115">Al alojar el código,<text:s/>se puede<text:s/>decidir si éste será público o su visibilidad estará limitada a unos usuarios determinados, que son los únicos que tendrán permiso para acceder al mismo y subir cambios.</text:p>
      <text:p text:style-name="P116"><text:span text:style-name="T117">A</text:span><text:span text:style-name="T118">demás de servir de alojamiento para el código, GitHub posee un estupendo </text:span><text:span text:style-name="T119">visor de código</text:span><text:span text:style-name="T120"> mediante el cual, a través de un</text:span><text:span text:style-name="T121"><text:s/>navegador,<text:s/></text:span><text:span text:style-name="T122">se puede<text:s/></text:span><text:span text:style-name="T123">consultar en un instante el contenido de un determinado fichero</text:span><text:span text:style-name="T124">.<text:s/></text:span><text:span text:style-name="T125">Este navegador es r</text:span><text:span text:style-name="T126">ealmente rápido, y gracias a él, se pueden hacer</text:span><text:span text:style-name="T127"><text:s/>consultas o copiar porciones</text:span><text:span text:style-name="T128"><text:s/>de código que hagan<text:s/></text:span><text:span text:style-name="T129">falta en un momento determinado sin necesidad de bajarse todo el repositorio.<text:s/></text:span></text:p>
      <text:p text:style-name="P130"><text:span text:style-name="T131">GitHub <text:s/>también ofrece varias</text:span><text:span text:style-name="T132"><text:s/>herramientas en línea muy útiles para el </text:span><text:span text:style-name="T133">trabajo en equipo</text:span><text:span text:style-name="T134">,<text:s/></text:span><text:span text:style-name="T135">caben destacar:</text:span></text:p>
      <text:list text:style-name="LFO1" text:continue-numbering="true">
        <text:list-item>
          <text:p text:style-name="P136"><text:span text:style-name="T137">Un </text:span><text:a xlink:href="https://github.com/rails/rails/issues" office:target-frame-name="_top" xlink:show="replace"><text:span text:style-name="T138">sistema de seguimiento de problemas</text:span></text:a><text:span text:style-name="T139">,<text:s/></text:span><text:span text:style-name="T140">permitiendo a los miembros del</text:span><text:span text:style-name="T141"><text:s/>equipo (o a cualquier usuario de GitHub si tu repositorio es públic</text:span><text:span text:style-name="T142">o) abrir un ticket detallando el</text:span><text:span text:style-name="T143"><text:s/>problema que<text:s/></text:span><text:span text:style-name="T144">se tenga con el software o alguna</text:span><text:span text:style-name="T145"><text:s/>sugerencia que desee hacer al mismo.</text:span></text:p>
        </text:list-item>
        <text:list-item>
          <text:p text:style-name="P146"><text:span text:style-name="T147">Una </text:span><text:a xlink:href="https://github.com/rails/rails/commit/0495736339df48a625fd58f4304b7b497b02d859#comments" office:target-frame-name="_top" xlink:show="replace"><text:span text:style-name="T148">herramienta de revisión de código</text:span></text:a><text:span text:style-name="T149">, donde se pueden añadir anotaciones en cualquier punto de un fichero<text:s/></text:span></text:p>
        </text:list-item>
        <text:list-item>
          <text:p text:style-name="P150"><text:span text:style-name="T151">Un </text:span><text:a xlink:href="https://github.com/rails/rails/branches" office:target-frame-name="_top" xlink:show="replace"><text:span text:style-name="T152">visor de ramas</text:span></text:a><text:span text:style-name="T153"> donde se pueden comparar los progresos realizados en las distintas ramas de</text:span><text:span text:style-name="T154">l<text:s/></text:span><text:span text:style-name="T155">repositorio.</text:span></text:p>
        </text:list-item>
      </text:list>
      <text:p text:style-name="P156"/>
      <text:p text:style-name="P157">Otra ventaja es tener centralizado el desarrollo de forma que todo el equipo pueda enviar y comprobar cambios de forma sencilla sin necesidad de ver uno a uno los cambios en los equipos de cada desarrollador. Otra ventaja es tener un lugar gratuito donde hacer esto.</text:p>
      <text:p text:style-name="P158"> Desde mi punto de vista<text:s/>ayudaría mucho para<text:s/><text:s/>un proyecto en el que<text:s/>se busca<text:s/>que la comunidad participe abiertamente, pero también para guardar trabajos escolares y posteriormente hacerle modificaciones.<text:s/></text:p>
      <text:p text:style-name="P159"/>
      <text:p text:style-name="P160"/>
      <text:p text:style-name="P161"/>
      <text:p text:style-name="P162"/>
      <text:p text:style-name="P163">CALIFICACIÓN: __________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aria t</dc:creator>
    <meta:creation-date>2017-08-25T05:26:00Z</meta:creation-date>
    <dc:date>2017-08-25T05:26:00Z</dc:date>
    <meta:template xlink:href="Normal" xlink:type="simple"/>
    <meta:editing-cycles>2</meta:editing-cycles>
    <meta:editing-duration>PT60S</meta:editing-duration>
    <meta:document-statistic meta:page-count="2" meta:paragraph-count="5" meta:word-count="417" meta:character-count="2707" meta:row-count="19" meta:non-whitespace-character-count="2295"/>
  </office:meta>
</office:document-meta>
</file>